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5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499cm"/>
    </style:style>
    <style:style style:name="gr3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01cm"/>
    </style:style>
    <style:style style:name="gr4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stroke="none" draw:fill-color="#0066ff" draw:textarea-horizontal-align="justify" draw:textarea-vertical-align="middle" draw:auto-grow-height="false" fo:min-height="0.456cm" fo:min-width="0.206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4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4.699cm" svg:x="1.9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999cm" svg:height="4.699cm" svg:x="2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3.9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4.902cm" svg:y="5.9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001cm" svg:height="4.698cm" svg:x="5.9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4.698cm" svg:x="6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cm" svg:height="1cm" svg:x="1.91cm" svg:y="5.9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6.919cm" svg:y="9.40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4" draw:layer="layout" svg:width="5.6cm" svg:height="0.2cm" svg:x="2.1cm" svg:y="10.9cm">
          <text:p/>
          <draw:enhanced-geometry svg:viewBox="0 0 21600 21600" draw:text-areas="0 ?f0 ?f5 ?f2" draw:type="right-arrow" draw:modifiers="20115.2651312266 7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1:01:22.214802844</meta:creation-date>
    <dc:date>2015-11-01T12:07:03.979021416</dc:date>
    <meta:editing-duration>PT16M53S</meta:editing-duration>
    <meta:editing-cycles>4</meta:editing-cycles>
    <meta:generator>LibreOffice/4.4.2.2$Linux_X86_64 LibreOffice_project/40m0$Build-2</meta:generator>
    <meta:document-statistic meta:object-count="9"/>
  </office:meta>
</office:document-meta>
</file>